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2" style:family="table-column">
      <style:table-column-properties fo:break-before="auto" style:column-width="2.058cm"/>
    </style:style>
    <style:style style:name="co3" style:family="table-column">
      <style:table-column-properties fo:break-before="auto" style:column-width="3.223cm"/>
    </style:style>
    <style:style style:name="co4" style:family="table-column">
      <style:table-column-properties fo:break-before="auto" style:column-width="2.501cm"/>
    </style:style>
    <style:style style:name="co1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584cm"/>
    </style:style>
    <style:style style:name="co7" style:family="table-column">
      <style:table-column-properties fo:break-before="auto" style:column-width="2.752cm"/>
    </style:style>
    <style:style style:name="ro2" style:family="table-row">
      <style:table-row-properties style:row-height="0.496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工作表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2"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Author</text:p>
          </table:table-cell>
        </table:table-row>
        <table:table-row table:style-name="ro2">
          <table:table-cell office:value-type="string">
            <text:p>This is title</text:p>
          </table:table-cell>
          <table:table-cell office:value-type="string">
            <text:p>This is description</text:p>
          </table:table-cell>
          <table:table-cell office:value-type="string">
            <text:p>This is author</text:p>
          </table:table-cell>
        </table:table-row>
      </table:table>
      <table:table table:name="工作表2" table:style-name="ta1" table:print="false"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row table:style-name="ro2">
          <table:table-cell office:value-type="string">
            <text:p>Title 2</text:p>
          </table:table-cell>
          <table:table-cell office:value-type="string">
            <text:p>Description 2</text:p>
          </table:table-cell>
          <table:table-cell office:value-type="string">
            <text:p>Author 2</text:p>
          </table:table-cell>
        </table:table-row>
        <table:table-row table:style-name="ro2">
          <table:table-cell office:value-type="string">
            <text:p>This is title</text:p>
          </table:table-cell>
          <table:table-cell office:value-type="string">
            <text:p>This is description</text:p>
          </table:table-cell>
          <table:table-cell office:value-type="string">
            <text:p>This is author</text:p>
          </table:table-cell>
        </table:table-row>
      </table:table>
      <table:table table:name="工作表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软雅黑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7">2021／04／07</text:date>, <text:time>13:48:25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6T16:23:39.69</meta:creation-date>
    <dc:date>2021-04-07T13:48:25.07</dc:date>
    <meta:editing-duration>PT3M13S</meta:editing-duration>
    <meta:editing-cycles>6</meta:editing-cycles>
    <meta:generator>OpenOffice/4.1.9$Win32 OpenOffice.org_project/419m1$Build-9805</meta:generator>
    <meta:document-statistic meta:table-count="3" meta:cell-count="12" meta:object-count="0"/>
  </office:meta>
</office:document-meta>
</file>